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2.815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181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52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96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text:p>
          </table:table-cell>
          <table:table-cell table:style-name="ce1" table:number-columns-repeated="1011"/>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3"/>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3"/>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3"/>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3"/>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table:table-cell table:number-columns-repeated="1013"/>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inalement, il <text:s/>fournit un réparateur de géométries qui corrigera les problèmes de géométrie et éliminera (du moins réduira) la probabilité d'avoir des problèmes lor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eliminate (at least reduce) the likelihood of having issues when doing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eliminará (por lo menos reducirá) la probabilidad de tener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3"/>
        </table:table-row>
        <table:table-row table:style-name="ro3" table:number-rows-repeated="5">
          <table:table-cell table:style-name="Default" table:number-columns-repeated="1022"/>
          <table:table-cell table:number-columns-repeated="2"/>
        </table:table-row>
        <table:table-row table:style-name="ro3" table:number-rows-repeated="104856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30/04/2018</text:date>, <text:time>08:18:3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18-04-30T08:18:35.12</dc:date>
    <meta:editing-cycles>38</meta:editing-cycles>
    <meta:editing-duration>PT1H14M56S</meta:editing-duration>
    <meta:document-statistic meta:table-count="1" meta:cell-count="76" meta:object-count="0"/>
  </office:meta>
</office:document-meta>
</file>